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01b9" officeooo:paragraph-rsid="001f01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2c59" officeooo:paragraph-rsid="00230b8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f2c59" officeooo:paragraph-rsid="00230b8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1f01b9" officeooo:paragraph-rsid="001f01b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2c59" officeooo:paragraph-rsid="001f2c5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01b9" officeooo:paragraph-rsid="001f01b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2c59" officeooo:paragraph-rsid="001f2c5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3068" officeooo:paragraph-rsid="0022306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7a295" officeooo:paragraph-rsid="0027a29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3068" officeooo:paragraph-rsid="0022306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4bd0" officeooo:paragraph-rsid="00264bd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7a295" officeooo:paragraph-rsid="0027a2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rsid="001f01b9" officeooo:paragraph-rsid="001f01b9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rsid="00230b8d" officeooo:paragraph-rsid="00230b8d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7a295" officeooo:paragraph-rsid="0027a29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95851" officeooo:paragraph-rsid="0029585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9ee06" officeooo:paragraph-rsid="0029ee0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bbc7f" officeooo:paragraph-rsid="002bbc7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29ee06" officeooo:paragraph-rsid="0029ee0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f2c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0b8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bbc7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5851" style:font-style-asian="normal" style:font-style-complex="normal"/>
    </style:style>
    <style:style style:name="T8" style:family="text">
      <style:text-properties fo:font-style="normal" officeooo:rsid="002bbc7f" style:font-style-asian="normal" style:font-style-complex="normal"/>
    </style:style>
    <style:style style:name="T9" style:family="text">
      <style:text-properties officeooo:rsid="00295851"/>
    </style:style>
    <style:style style:name="T10" style:family="text">
      <style:text-properties officeooo:rsid="002bbc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Rural de Pernambuco – UFRPE</text:p>
      <text:p text:style-name="P14"/>
      <text:p text:style-name="P14"/>
      <text:p text:style-name="P14"/>
      <text:p text:style-name="P14"/>
      <text:p text:style-name="P13"/>
      <text:p text:style-name="P13"/>
      <text:p text:style-name="P13"><text:span text:style-name="T1">Plano de </text:span>Projeto <text:span text:style-name="T1">criação</text:span> de <text:span text:style-name="T1">um</text:span> <text:span text:style-name="T1">C</text:span>hat<text:span text:style-name="T1">B</text:span>ot para download de arquivos <text:span text:style-name="T1">CSV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Aluno: Rodolfo Viegas de Albuquerque</text:p>
      <text:p text:style-name="P2">Professor: Dr. Jones Albuquerque</text:p>
      <text:p text:style-name="P3">Disciplina: Engenharia de Software</text:p>
      <text:p text:style-name="P1"/>
      <text:p text:style-name="P6"><text:soft-page-break/>Introdução.</text:p>
      <text:p text:style-name="P4"/>
      <text:p text:style-name="P4">Este <text:span text:style-name="T3">projeto</text:span> v<text:span text:style-name="T3">isa</text:span> construir o chatbot para facilitar a vida pesquisadores <text:span text:style-name="T3">que usem</text:span> séries temporais (estatísticos, cientistas de dados, físicos, economistas, etc.), esses necessitam d<text:span text:style-name="T3">as séries de tempo</text:span> para rodar modelos de redes neurais <text:span text:style-name="T3">artificiais</text:span> e/ou modelos clássicos de estatística (AR, MA , ARIMA).</text:p>
      <text:p text:style-name="P4"/>
      <text:p text:style-name="P4"/>
      <text:p text:style-name="P6">Justificativa.</text:p>
      <text:p text:style-name="P4"/>
      <text:p text:style-name="P4">Um dos principais obstáculos à pesquisa científica, ou mesmo trabalhos com dados financeiros, é a coleta de dados para os modelos serem treinados e executados.</text:p>
      <text:p text:style-name="P4"/>
      <text:p text:style-name="P7">Objetivos Gerais.</text:p>
      <text:p text:style-name="P5"/>
      <text:p text:style-name="P5">Construir o chatbot para buscas em internet de arquivos de séries históricas retornando o link/arquivo.</text:p>
      <text:p text:style-name="P5"/>
      <text:p text:style-name="P7">Objetivos Específicos.</text:p>
      <text:p text:style-name="P7"/>
      <text:p text:style-name="P8">1<text:span text:style-name="T2"> Criar um chatbot que responda mensagens simples com a biblioteca Chatterbot de Python;</text:span></text:p>
      <text:p text:style-name="P10">2 Usar biblioteca que, através de linhas de código, acesse a internet;</text:p>
      <text:p text:style-name="P10">3 Combinar essas arquiteturas para que seja o bot que faça a busca na internet de links de arquivos CSVs com séries temporais; </text:p>
      <text:p text:style-name="P10"/>
      <text:p text:style-name="P10"/>
      <text:p text:style-name="P11">Product Owner: Rodolfo Viegas de Albuquerque</text:p>
      <text:p text:style-name="P11">Scrum Master: Rodolfo Viegas de Albuquerque</text:p>
      <text:p text:style-name="P11">Equipe de Desenvolvimento: Rodolfo Viegas de Albuquerqu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9">PRODUCT BAC<text:span text:style-name="T9">K</text:span>LOG</text:p>
      <text:p text:style-name="P9"/>
      <text:p text:style-name="P9"/>
      <text:p text:style-name="P12">Como detalhado em manuais o <text:span text:style-name="T10">P</text:span><text:span text:style-name="T4">roduct </text:span><text:span text:style-name="T5">B</text:span><text:span text:style-name="T4">acklog </text:span><text:span text:style-name="T7">(P</text:span><text:span text:style-name="T8">B)</text:span> é um dos chamados “artefatos” do método <text:span text:style-name="T4">Scrum</text:span>, ele seria como uma espécie de lista contendo os requisitos que o <text:span text:style-name="T4">product owner</text:span><text:span text:style-name="T6"> ficará encarregado</text:span>. Este trabalhado tem como <text:span text:style-name="T5">P</text:span><text:span text:style-name="T4">roduct </text:span><text:span text:style-name="T5">O</text:span><text:span text:style-name="T4">wner </text:span><text:span text:style-name="T8">(PO)</text:span><text:span text:style-name="T4"> </text:span><text:span text:style-name="T6"><text:s/>Rodolfo Viegas, aluno da UFRPE, que será o encarregado de monitorar a equipe nos conformes do </text:span><text:span text:style-name="T4">Product Backlog</text:span><text:span text:style-name="T6">.</text:span></text:p>
      <text:p text:style-name="P15"/>
      <text:p text:style-name="P16">Os requisitos da clientela são:</text:p>
      <text:p text:style-name="P16"/>
      <text:p text:style-name="P16">- Software que entregue links e/ou arquivos CSVs;</text:p>
      <text:p text:style-name="P16">- Links e/ou arquivos confiáveis, sem a possibilidade de envio de vírus ou arquivos corrompidos;</text:p>
      <text:p text:style-name="P16">- Chatbot com interface amigável e de fácil entendimento;</text:p>
      <text:p text:style-name="P16">- Com a evolução do P<text:span text:style-name="T10">B</text:span>, como dita os manuais, é possíveis que outras exigências surjam. </text:p>
      <text:p text:style-name="P16"><text:s text:c="2"/></text:p>
      <text:p text:style-name="P15"/>
      <text:p text:style-name="P15"/>
      <text:p text:style-name="P15"/>
      <text:p text:style-name="P15"/>
      <text:p text:style-name="P19">SPRINTs</text:p>
      <text:p text:style-name="P19"/>
      <text:p text:style-name="P17">A primeira rotina sprint a ser executada é a implementação parcial do chatbot. </text:p>
      <text:p text:style-name="P17"/>
      <text:p text:style-name="P17">Resposta da equipe: Com o tempo de uma semana a equipe conseguia encontrar a biblioteca <text:span text:style-name="T4">ChatterBot, </text:span>que, com essa, o chatbot foi implementado. Esse possui poucas <text:s/>funções, que como reza a cartilha Scrum, deve-se ser mandadas doses incrementais do software aos <text:span text:style-name="T4">stakeholders </text:span>(professor Jones Albuquerque e colegas de sala)<text:span text:style-name="T4"> </text:span>para que esses verifiquem se a qualidade inicial foi aprovada. E sim, a qualidade foi aprovada.</text:p>
      <text:p text:style-name="P17"/>
      <text:p text:style-name="P17"/>
      <text:p text:style-name="P17"/>
      <text:p text:style-name="P18">A segunda sprint a ser implementada pela equipe de desenvolvimento será a busca com uma solução de entrega de links e arquivos de CSV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03:43.866193056</meta:creation-date>
    <dc:date>2019-09-10T16:18:11.663700116</dc:date>
    <meta:editing-duration>PT43M4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30" meta:word-count="404" meta:character-count="2601" meta:non-whitespace-character-count="2218"/>
  </office:meta>
</office:document-meta>
</file>